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C000001B73DA8FBB55AD5DDE5.png" manifest:media-type="image/png"/>
  <manifest:file-entry manifest:full-path="Pictures/100002010000026A00000269D8E9F0BF42113F91.png" manifest:media-type="image/png"/>
  <manifest:file-entry manifest:full-path="Pictures/10000201000001EC000001A06D4BD509ACF6322F.png" manifest:media-type="image/png"/>
  <manifest:file-entry manifest:full-path="Pictures/100002010000029F0000038E739F2312B52ECEDB.png" manifest:media-type="image/png"/>
  <manifest:file-entry manifest:full-path="Pictures/100002010000056000000138EE9ACD58A9A130A2.png" manifest:media-type="image/png"/>
  <manifest:file-entry manifest:full-path="Pictures/10000201000002DA0000029EACF59D6540C515DE.png" manifest:media-type="image/png"/>
  <manifest:file-entry manifest:full-path="Pictures/100002010000055D000001173599290BCCAF03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73cm" svg:height="5.43cm" svg:x="0.575cm" svg:y="1.27cm">
          <draw:image xlink:href="Pictures/100002010000055D000001173599290BCCAF03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5.621cm" svg:height="14.337cm" svg:x="6.604cm" svg:y="0.903cm">
          <draw:image xlink:href="Pictures/10000201000002DA0000029EACF59D6540C515D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6.643cm" svg:height="6.04cm" svg:x="0.662cm" svg:y="0.945cm">
          <draw:image xlink:href="Pictures/100002010000056000000138EE9ACD58A9A130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1.612cm" svg:height="15.749cm" svg:x="8.221cm" svg:y="0.017cm">
          <draw:image xlink:href="Pictures/100002010000029F0000038E739F2312B52ECE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3.024cm" svg:height="13.003cm" svg:x="7.931cm" svg:y="0.967cm">
          <draw:image xlink:href="Pictures/100002010000026A00000269D8E9F0BF42113F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519cm" svg:height="11.43cm" svg:x="0.451cm" svg:y="1.27cm">
          <draw:image xlink:href="Pictures/10000201000001EC000001A06D4BD509ACF6322F.png" xlink:type="simple" xlink:show="embed" xlink:actuate="onLoad" draw:mime-type="image/png">
            <text:p/>
          </draw:image>
        </draw:frame>
        <draw:frame draw:style-name="gr1" draw:text-style-name="P1" draw:layer="layout" svg:width="13.395cm" svg:height="11.951cm" svg:x="14.605cm" svg:y="1.568cm">
          <draw:image xlink:href="Pictures/10000201000001EC000001B73DA8FBB55AD5DDE5.png" xlink:type="simple" xlink:show="embed" xlink:actuate="onLoad" draw:mime-type="image/png">
            <text:p/>
          </draw:image>
        </draw:frame>
        <draw:line draw:style-name="gr3" draw:text-style-name="P4" draw:layer="layout" svg:x1="14.605cm" svg:y1="0.635cm" svg:x2="14.605cm" svg:y2="14.605cm">
          <text:p/>
        </draw:lin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2T07:19:51.818149345</meta:creation-date>
    <dc:date>2023-08-22T07:37:27.206070517</dc:date>
    <meta:editing-duration>PT17M31S</meta:editing-duration>
    <meta:editing-cycles>9</meta:editing-cycles>
    <meta:generator>LibreOffice/7.0.6.2$Linux_X86_64 LibreOffice_project/00$Build-2</meta:generator>
    <meta:document-statistic meta:object-count="41"/>
  </office:meta>
</office:document-meta>
</file>